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4.36cm"/>
    </style:style>
    <style:style style:name="co4" style:family="table-column">
      <style:table-column-properties fo:break-before="auto" style:column-width="12.40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3.10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lug</text:p>
          </table:table-cell>
          <table:table-cell office:value-type="string">
            <text:p>name.en</text:p>
          </table:table-cell>
          <table:table-cell office:value-type="string">
            <text:p>name.he</text:p>
          </table:table-cell>
          <table:table-cell office:value-type="string">
            <text:p>roles.he</text:p>
          </table:table-cell>
          <table:table-cell office:value-type="string">
            <text:p>sex.en</text:p>
          </table:table-cell>
          <table:table-cell office:value-type="string">
            <text:p>sex.he</text:p>
          </table:table-cell>
          <table:table-cell table:style-name="Default" office:value-type="string">
            <text:p>is_current</text:p>
          </table:table-cell>
          <table:table-cell office:value-type="string">
            <text:p>party</text:p>
          </table:table-cell>
          <table:table-cell office:value-type="string">
            <text:p>img_url</text:p>
          </table:table-cell>
        </table:table-row>
        <table:table-row table:style-name="ro2">
          <table:table-cell office:value-type="string">
            <text:p>slug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office:value-type="string">
            <text:p>str</text:p>
          </table:table-cell>
          <table:table-cell table:style-name="Default" office:value-type="string">
            <text:p>bool</text:p>
          </table:table-cell>
          <table:table-cell office:value-type="string">
            <text:p>ref:gov/knesset/parties</text:p>
          </table:table-cell>
          <table:table-cell office:value-type="string">
            <text:p>str</text:p>
          </table:table-cell>
        </table:table-row>
        <table:table-row table:style-name="ro1">
          <table:table-cell office:value-type="string">
            <text:p>liberman_avigdor</text:p>
          </table:table-cell>
          <table:table-cell office:value-type="string">
            <text:p>Liberman Avigdor</text:p>
          </table:table-cell>
          <table:table-cell office:value-type="string">
            <text:p>אביגדור ליברמן</text:p>
          </table:table-cell>
          <table:table-cell office:value-type="string">
            <text:p>סגן ראש הממשלה, שר החוץ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iberman_avigdor-s.jpg</text:p>
          </table:table-cell>
        </table:table-row>
        <table:table-row table:style-name="ro1">
          <table:table-cell office:value-type="string">
            <text:p>dicter_abraham</text:p>
          </table:table-cell>
          <table:table-cell office:value-type="string">
            <text:p>Dicter Abraham</text:p>
          </table:table-cell>
          <table:table-cell office:value-type="string">
            <text:p>אבי (משה) דיכט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dicter_abraham-s.jpg</text:p>
          </table:table-cell>
        </table:table-row>
        <table:table-row table:style-name="ro1">
          <table:table-cell office:value-type="string">
            <text:p>braverman_avishay</text:p>
          </table:table-cell>
          <table:table-cell office:value-type="string">
            <text:p>Braverman Avishay</text:p>
          </table:table-cell>
          <table:table-cell office:value-type="string">
            <text:p>אבישי ברוורמ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raverman_avishay-s.jpg</text:p>
          </table:table-cell>
        </table:table-row>
        <table:table-row table:style-name="ro1">
          <table:table-cell office:value-type="string">
            <text:p>sarsur_ibrahim</text:p>
          </table:table-cell>
          <table:table-cell office:value-type="string">
            <text:p>Sarsur Ibrahim</text:p>
          </table:table-cell>
          <table:table-cell office:value-type="string">
            <text:p>אברהים צרצו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sarsur_ibrahim-s.jpg</text:p>
          </table:table-cell>
        </table:table-row>
        <table:table-row table:style-name="ro1">
          <table:table-cell office:value-type="string">
            <text:p>michaeli_avraham</text:p>
          </table:table-cell>
          <table:table-cell office:value-type="string">
            <text:p>Michaeli Avraham</text:p>
          </table:table-cell>
          <table:table-cell office:value-type="string">
            <text:p>אברהם מיכאלי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michaeli_avraham-s.jpg</text:p>
          </table:table-cell>
        </table:table-row>
        <table:table-row table:style-name="ro1">
          <table:table-cell office:value-type="string">
            <text:p>barak_ehud</text:p>
          </table:table-cell>
          <table:table-cell office:value-type="string">
            <text:p>Barak Ehud</text:p>
          </table:table-cell>
          <table:table-cell office:value-type="string">
            <text:p>אהוד ברק</text:p>
          </table:table-cell>
          <table:table-cell office:value-type="string">
            <text:p>סגן ראש הממשלה, שר הביטח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barak_ehud-s.jpg</text:p>
          </table:table-cell>
        </table:table-row>
        <table:table-row table:style-name="ro1">
          <table:table-cell office:value-type="string">
            <text:p>akunis_ofir</text:p>
          </table:table-cell>
          <table:table-cell office:value-type="string">
            <text:p>Akunis Ofir</text:p>
          </table:table-cell>
          <table:table-cell office:value-type="string">
            <text:p>אופיר אקוניס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akunis_ofir-s.jpg</text:p>
          </table:table-cell>
        </table:table-row>
        <table:table-row table:style-name="ro1">
          <table:table-cell office:value-type="string">
            <text:p>pinespaz_ofir</text:p>
          </table:table-cell>
          <table:table-cell office:value-type="string">
            <text:p>Pinespaz Ofir</text:p>
          </table:table-cell>
          <table:table-cell office:value-type="string">
            <text:p>אופיר פינס-פז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pinespaz_ofir-s.jpg</text:p>
          </table:table-cell>
        </table:table-row>
        <table:table-row table:style-name="ro1">
          <table:table-cell office:value-type="string">
            <text:p>Orbach_Uri</text:p>
          </table:table-cell>
          <table:table-cell office:value-type="string">
            <text:p>Orbach Uri</text:p>
          </table:table-cell>
          <table:table-cell office:value-type="string">
            <text:p>אורי אורבך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Orbach_Uri-s.jpg</text:p>
          </table:table-cell>
        </table:table-row>
        <table:table-row table:style-name="ro1">
          <table:table-cell office:value-type="string">
            <text:p>ariel_uri-yehuda</text:p>
          </table:table-cell>
          <table:table-cell office:value-type="string">
            <text:p>Ariel Uri-Yehuda</text:p>
          </table:table-cell>
          <table:table-cell office:value-type="string">
            <text:p>אורי יהודה אריאל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ariel_uri-yehuda-s.jpg</text:p>
          </table:table-cell>
        </table:table-row>
        <table:table-row table:style-name="ro1">
          <table:table-cell office:value-type="string">
            <text:p>uri_maklev</text:p>
          </table:table-cell>
          <table:table-cell office:value-type="string">
            <text:p>Uri Maklev</text:p>
          </table:table-cell>
          <table:table-cell office:value-type="string">
            <text:p>אורי מקלב</text:p>
          </table:table-cell>
          <table:table-cell office:value-type="string">
            <text:p>יו"ר ועדה מיוחדת לפניות הציבו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uri_maklev-s.jpg</text:p>
          </table:table-cell>
        </table:table-row>
        <table:table-row table:style-name="ro1">
          <table:table-cell office:value-type="string">
            <text:p>Zuaretz_Orit</text:p>
          </table:table-cell>
          <table:table-cell office:value-type="string">
            <text:p>Zuaretz Orit</text:p>
          </table:table-cell>
          <table:table-cell office:value-type="string">
            <text:p>אורית זוארץ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Zuaretz_Orit-s.jpg</text:p>
          </table:table-cell>
        </table:table-row>
        <table:table-row table:style-name="ro1">
          <table:table-cell office:value-type="string">
            <text:p>noked_orit</text:p>
          </table:table-cell>
          <table:table-cell office:value-type="string">
            <text:p>Noked Orit</text:p>
          </table:table-cell>
          <table:table-cell office:value-type="string">
            <text:p>אורית נוקד</text:p>
          </table:table-cell>
          <table:table-cell office:value-type="string">
            <text:p>שרת החקלאות ופיתוח הכפר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noked_orit-s.jpg</text:p>
          </table:table-cell>
        </table:table-row>
        <table:table-row table:style-name="ro1">
          <table:table-cell office:value-type="string">
            <text:p>Levy_Orli</text:p>
          </table:table-cell>
          <table:table-cell office:value-type="string">
            <text:p>Levy Orli</text:p>
          </table:table-cell>
          <table:table-cell office:value-type="string">
            <text:p>אורלי לוי-אבקסיס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evy_Orli-s.jpg</text:p>
          </table:table-cell>
        </table:table-row>
        <table:table-row table:style-name="ro1">
          <table:table-cell office:value-type="string">
            <text:p>tibi_ahmed</text:p>
          </table:table-cell>
          <table:table-cell office:value-type="string">
            <text:p>Tibi Ahmed</text:p>
          </table:table-cell>
          <table:table-cell office:value-type="string">
            <text:p>אחמד טיבי</text:p>
          </table:table-cell>
          <table:table-cell office:value-type="string">
            <text:p>יו"ר ועדת חקירה פרלמנטרית בנושא קליטת עובדים ערבים בשירות הציבורי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tibi_ahmed-s.jpg</text:p>
          </table:table-cell>
        </table:table-row>
        <table:table-row table:style-name="ro1">
          <table:table-cell office:value-type="string">
            <text:p>kara_ayoob</text:p>
          </table:table-cell>
          <table:table-cell office:value-type="string">
            <text:p>Kara Ayoob</text:p>
          </table:table-cell>
          <table:table-cell office:value-type="string">
            <text:p>איוב קרא</text:p>
          </table:table-cell>
          <table:table-cell office:value-type="string">
            <text:p>סגן שר לפיתוח הנגב והגליל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ra_ayoob-s.jpg</text:p>
          </table:table-cell>
        </table:table-row>
        <table:table-row table:style-name="ro1">
          <table:table-cell office:value-type="string">
            <text:p>gilon_ilan</text:p>
          </table:table-cell>
          <table:table-cell office:value-type="string">
            <text:p>Gilon Ilan</text:p>
          </table:table-cell>
          <table:table-cell office:value-type="string">
            <text:p>אילן גילא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gilon_ilan-s.jpg</text:p>
          </table:table-cell>
        </table:table-row>
        <table:table-row table:style-name="ro1">
          <table:table-cell office:value-type="string">
            <text:p>cabel_eitan</text:p>
          </table:table-cell>
          <table:table-cell office:value-type="string">
            <text:p>Cabel Eitan</text:p>
          </table:table-cell>
          <table:table-cell office:value-type="string">
            <text:p>איתן כבל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cabel_eitan-s.jpg</text:p>
          </table:table-cell>
        </table:table-row>
        <table:table-row table:style-name="ro1">
          <table:table-cell office:value-type="string">
            <text:p>aflalo_eli</text:p>
          </table:table-cell>
          <table:table-cell office:value-type="string">
            <text:p>Aflalo Eli</text:p>
          </table:table-cell>
          <table:table-cell office:value-type="string">
            <text:p>אלי אפללו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flalo_eli-s.jpg</text:p>
          </table:table-cell>
        </table:table-row>
        <table:table-row table:style-name="ro1">
          <table:table-cell office:value-type="string">
            <text:p>yishai_eli</text:p>
          </table:table-cell>
          <table:table-cell office:value-type="string">
            <text:p>Yishai Eli</text:p>
          </table:table-cell>
          <table:table-cell office:value-type="string">
            <text:p>אליהו ישי</text:p>
          </table:table-cell>
          <table:table-cell office:value-type="string">
            <text:p>סגן ראש הממשלה, שר הפנ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yishai_eli-s.jpg</text:p>
          </table:table-cell>
        </table:table-row>
        <table:table-row table:style-name="ro1">
          <table:table-cell office:value-type="string">
            <text:p>Miller_Alex</text:p>
          </table:table-cell>
          <table:table-cell office:value-type="string">
            <text:p>Miller Alex</text:p>
          </table:table-cell>
          <table:table-cell office:value-type="string">
            <text:p>אלכס מילר</text:p>
          </table:table-cell>
          <table:table-cell office:value-type="string">
            <text:p>יו"ר ועדת החינוך, התרבות והספורט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ller_Alex-s.jpg</text:p>
          </table:table-cell>
        </table:table-row>
        <table:table-row table:style-name="ro1">
          <table:table-cell office:value-type="string">
            <text:p>cohen_amnon</text:p>
          </table:table-cell>
          <table:table-cell office:value-type="string">
            <text:p>Cohen Amnon</text:p>
          </table:table-cell>
          <table:table-cell office:value-type="string">
            <text:p>אמנון כה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cohen_amnon-s.jpg</text:p>
          </table:table-cell>
        </table:table-row>
        <table:table-row table:style-name="ro1">
          <table:table-cell office:value-type="string">
            <text:p>Michaeli_Anastassia</text:p>
          </table:table-cell>
          <table:table-cell office:value-type="string">
            <text:p>Michaeli Anastassia</text:p>
          </table:table-cell>
          <table:table-cell office:value-type="string">
            <text:p>אנסטסיה מיכאלי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chaeli_Anastassia-s.jpg</text:p>
          </table:table-cell>
        </table:table-row>
        <table:table-row table:style-name="ro1">
          <table:table-cell office:value-type="string">
            <text:p>atias_ariel</text:p>
          </table:table-cell>
          <table:table-cell office:value-type="string">
            <text:p>Atias Ariel</text:p>
          </table:table-cell>
          <table:table-cell office:value-type="string">
            <text:p>אריאל אטיאס</text:p>
          </table:table-cell>
          <table:table-cell office:value-type="string">
            <text:p>שר הבינוי והשיכ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tias_ariel-s.jpg</text:p>
          </table:table-cell>
        </table:table-row>
        <table:table-row table:style-name="ro1">
          <table:table-cell office:value-type="string">
            <text:p>eldad_aryeh</text:p>
          </table:table-cell>
          <table:table-cell office:value-type="string">
            <text:p>Eldad Aryeh</text:p>
          </table:table-cell>
          <table:table-cell office:value-type="string">
            <text:p>אריה אלדד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eldad_aryeh-s.jpg</text:p>
          </table:table-cell>
        </table:table-row>
        <table:table-row table:style-name="ro1">
          <table:table-cell office:value-type="string">
            <text:p>Bibi_Arie</text:p>
          </table:table-cell>
          <table:table-cell office:value-type="string">
            <text:p>Bibi Arie</text:p>
          </table:table-cell>
          <table:table-cell office:value-type="string">
            <text:p>אריה ביב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ibi_Arie-s.jpg</text:p>
          </table:table-cell>
        </table:table-row>
        <table:table-row table:style-name="ro1">
          <table:table-cell office:value-type="string">
            <text:p>netanyahu_bibi</text:p>
          </table:table-cell>
          <table:table-cell office:value-type="string">
            <text:p>Netanyahu Bibi</text:p>
          </table:table-cell>
          <table:table-cell office:value-type="string">
            <text:p>בנימין נתניהו</text:p>
          </table:table-cell>
          <table:table-cell office:value-type="string">
            <text:p>ראש ממשלה, שר לאסטרטגיה כלכלית, שר לענייני גמלאים, שר 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netanyahu_bibi-s.jpg</text:p>
          </table:table-cell>
        </table:table-row>
        <table:table-row table:style-name="ro1">
          <table:table-cell office:value-type="string">
            <text:p>beneliezer_binyamin</text:p>
          </table:table-cell>
          <table:table-cell office:value-type="string">
            <text:p>Beneliezer Binyamin</text:p>
          </table:table-cell>
          <table:table-cell office:value-type="string">
            <text:p>בנימין (פואד) בן-אליעז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eneliezer_binyamin-s.jpg</text:p>
          </table:table-cell>
        </table:table-row>
        <table:table-row table:style-name="ro1">
          <table:table-cell office:value-type="string">
            <text:p>saar_gidon</text:p>
          </table:table-cell>
          <table:table-cell office:value-type="string">
            <text:p>Saar Gidon</text:p>
          </table:table-cell>
          <table:table-cell office:value-type="string">
            <text:p>גדעון סער</text:p>
          </table:table-cell>
          <table:table-cell office:value-type="string">
            <text:p>שר החינוך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aar_gidon-s.jpg</text:p>
          </table:table-cell>
        </table:table-row>
        <table:table-row table:style-name="ro1">
          <table:table-cell office:value-type="string">
            <text:p>ezra_gidon</text:p>
          </table:table-cell>
          <table:table-cell office:value-type="string">
            <text:p>Ezra Gidon</text:p>
          </table:table-cell>
          <table:table-cell office:value-type="string">
            <text:p>גדעון עזרא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ezra_gidon-s.jpg</text:p>
          </table:table-cell>
        </table:table-row>
        <table:table-row table:style-name="ro1">
          <table:table-cell office:value-type="string">
            <text:p>gamliel_gila</text:p>
          </table:table-cell>
          <table:table-cell office:value-type="string">
            <text:p>Gamliel Gila</text:p>
          </table:table-cell>
          <table:table-cell office:value-type="string">
            <text:p>גילה גמליאל</text:p>
          </table:table-cell>
          <table:table-cell office:value-type="string">
            <text:p>סגנית שר לקידום צעירים, סטודנטים ונשים במשרד ראש הממשל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gamliel_gila-s.jpg</text:p>
          </table:table-cell>
        </table:table-row>
        <table:table-row table:style-name="ro1">
          <table:table-cell office:value-type="string">
            <text:p>erdan_gilad</text:p>
          </table:table-cell>
          <table:table-cell office:value-type="string">
            <text:p>Erdan Gilad</text:p>
          </table:table-cell>
          <table:table-cell office:value-type="string">
            <text:p>גלעד ארדן</text:p>
          </table:table-cell>
          <table:table-cell office:value-type="string">
            <text:p>שר להגנת הסביב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rdan_gilad-s.jpg</text:p>
          </table:table-cell>
        </table:table-row>
        <table:table-row table:style-name="ro1">
          <table:table-cell office:value-type="string">
            <text:p>zahalka_jamal</text:p>
          </table:table-cell>
          <table:table-cell office:value-type="string">
            <text:p>Zahalka Jamal</text:p>
          </table:table-cell>
          <table:table-cell office:value-type="string">
            <text:p>ג`מאל זחאלק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zahalka_jamal-s.jpg</text:p>
          </table:table-cell>
        </table:table-row>
        <table:table-row table:style-name="ro1">
          <table:table-cell office:value-type="string">
            <text:p>khenin_dov</text:p>
          </table:table-cell>
          <table:table-cell office:value-type="string">
            <text:p>Khenin Dov</text:p>
          </table:table-cell>
          <table:table-cell office:value-type="string">
            <text:p>דב חני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khenin_dov-s.jpg</text:p>
          </table:table-cell>
        </table:table-row>
        <table:table-row table:style-name="ro1">
          <table:table-cell office:value-type="string">
            <text:p>azoulay_david</text:p>
          </table:table-cell>
          <table:table-cell office:value-type="string">
            <text:p>Azoulay David</text:p>
          </table:table-cell>
          <table:table-cell office:value-type="string">
            <text:p>דוד אזולאי</text:p>
          </table:table-cell>
          <table:table-cell office:value-type="string">
            <text:p>יו"ר ועדת הפנים והגנת הסביב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zoulay_david-s.jpg</text:p>
          </table:table-cell>
        </table:table-row>
        <table:table-row table:style-name="ro1">
          <table:table-cell office:value-type="string">
            <text:p>David_Rotem</text:p>
          </table:table-cell>
          <table:table-cell office:value-type="string">
            <text:p>David Rotem</text:p>
          </table:table-cell>
          <table:table-cell office:value-type="string">
            <text:p>דוד רותם</text:p>
          </table:table-cell>
          <table:table-cell office:value-type="string">
            <text:p>יו"ר ועדת החוקה, חוק ומשפט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David_Rotem-s.jpg</text:p>
          </table:table-cell>
        </table:table-row>
        <table:table-row table:style-name="ro1">
          <table:table-cell office:value-type="string">
            <text:p>itzik_dalia</text:p>
          </table:table-cell>
          <table:table-cell office:value-type="string">
            <text:p>Itzik Dalia</text:p>
          </table:table-cell>
          <table:table-cell office:value-type="string">
            <text:p>דליה איציק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itzik_dalia-s.jpg</text:p>
          </table:table-cell>
        </table:table-row>
        <table:table-row table:style-name="ro1">
          <table:table-cell office:value-type="string">
            <text:p>meridor_dan</text:p>
          </table:table-cell>
          <table:table-cell office:value-type="string">
            <text:p>Meridor Dan</text:p>
          </table:table-cell>
          <table:table-cell office:value-type="string">
            <text:p>דן מרידור</text:p>
          </table:table-cell>
          <table:table-cell office:value-type="string">
            <text:p>סגן ראש הממשלה, שר המופקד על שירותי המודיעין והוועדה לאנרגיה אטומי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meridor_dan-s.jpg</text:p>
          </table:table-cell>
        </table:table-row>
        <table:table-row table:style-name="ro1">
          <table:table-cell office:value-type="string">
            <text:p>Ayalon_Daniel</text:p>
          </table:table-cell>
          <table:table-cell office:value-type="string">
            <text:p>Ayalon Daniel</text:p>
          </table:table-cell>
          <table:table-cell office:value-type="string">
            <text:p>דניאל אילון</text:p>
          </table:table-cell>
          <table:table-cell office:value-type="string">
            <text:p>סגן שר החוץ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yalon_Daniel-s.jpg</text:p>
          </table:table-cell>
        </table:table-row>
        <table:table-row table:style-name="ro1">
          <table:table-cell office:value-type="string">
            <text:p>Ben_Simon_Daniel</text:p>
          </table:table-cell>
          <table:table-cell office:value-type="string">
            <text:p>Ben Simon Daniel</text:p>
          </table:table-cell>
          <table:table-cell office:value-type="string">
            <text:p>דניאל בן-סימ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Ben_Simon_Daniel-s.jpg</text:p>
          </table:table-cell>
        </table:table-row>
        <table:table-row table:style-name="ro1">
          <table:table-cell office:value-type="string">
            <text:p>Hershkowitz_Daniel</text:p>
          </table:table-cell>
          <table:table-cell office:value-type="string">
            <text:p>Hershkowitz Daniel</text:p>
          </table:table-cell>
          <table:table-cell office:value-type="string">
            <text:p>דניאל הרשקוביץ</text:p>
          </table:table-cell>
          <table:table-cell office:value-type="string">
            <text:p>שר המדע והטכנולוג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Hershkowitz_Daniel-s.jpg</text:p>
          </table:table-cell>
        </table:table-row>
        <table:table-row table:style-name="ro1">
          <table:table-cell office:value-type="string">
            <text:p>danon_danny</text:p>
          </table:table-cell>
          <table:table-cell office:value-type="string">
            <text:p>Danon Danny</text:p>
          </table:table-cell>
          <table:table-cell office:value-type="string">
            <text:p>דני דנון</text:p>
          </table:table-cell>
          <table:table-cell office:value-type="string">
            <text:p>יו"ר ועדת העלייה, הקליטה והתפוצ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danon_danny-s.jpg</text:p>
          </table:table-cell>
        </table:table-row>
        <table:table-row table:style-name="ro1">
          <table:table-cell office:value-type="string">
            <text:p>elkin_zeev</text:p>
          </table:table-cell>
          <table:table-cell office:value-type="string">
            <text:p>Elkin Zeev</text:p>
          </table:table-cell>
          <table:table-cell office:value-type="string">
            <text:p>זאב אלקי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lkin_zeev-s.jpg</text:p>
          </table:table-cell>
        </table:table-row>
        <table:table-row table:style-name="ro1">
          <table:table-cell office:value-type="string">
            <text:p>boim_zev</text:p>
          </table:table-cell>
          <table:table-cell office:value-type="string">
            <text:p>Boim Zev</text:p>
          </table:table-cell>
          <table:table-cell office:value-type="string">
            <text:p>זאב בוים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oim_zev-s.jpg</text:p>
          </table:table-cell>
        </table:table-row>
        <table:table-row table:style-name="ro1">
          <table:table-cell office:value-type="string">
            <text:p>Bielski_Zeev</text:p>
          </table:table-cell>
          <table:table-cell office:value-type="string">
            <text:p>Bielski Zeev</text:p>
          </table:table-cell>
          <table:table-cell office:value-type="string">
            <text:p>זאב בילסק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ielski_Zeev-s.jpg</text:p>
          </table:table-cell>
        </table:table-row>
        <table:table-row table:style-name="ro1">
          <table:table-cell office:value-type="string">
            <text:p>begin_beni</text:p>
          </table:table-cell>
          <table:table-cell office:value-type="string">
            <text:p>Begin Beni</text:p>
          </table:table-cell>
          <table:table-cell office:value-type="string">
            <text:p>זאב בנימין <text:s/>בגין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begin_beni-s.jpg</text:p>
          </table:table-cell>
        </table:table-row>
        <table:table-row table:style-name="ro1">
          <table:table-cell office:value-type="string">
            <text:p>orlev_zevulun</text:p>
          </table:table-cell>
          <table:table-cell office:value-type="string">
            <text:p>Orlev Zevulun</text:p>
          </table:table-cell>
          <table:table-cell office:value-type="string">
            <text:p>זבולון אורלב</text:p>
          </table:table-cell>
          <table:table-cell office:value-type="string">
            <text:p>יו"ר ועדה לזכויות הילד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bait_hayehudi</text:p>
          </table:table-cell>
          <table:table-cell office:value-type="string">
            <text:p>http://www.knesset.gov.il/mk/images/members/orlev_zevulun-s.jpg</text:p>
          </table:table-cell>
        </table:table-row>
        <table:table-row table:style-name="ro1">
          <table:table-cell office:value-type="string">
            <text:p>oron_chaim</text:p>
          </table:table-cell>
          <table:table-cell office:value-type="string">
            <text:p>Oron Chaim</text:p>
          </table:table-cell>
          <table:table-cell office:value-type="string">
            <text:p>חיים אור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oron_chaim-s.jpg</text:p>
          </table:table-cell>
        </table:table-row>
        <table:table-row table:style-name="ro1">
          <table:table-cell office:value-type="string">
            <text:p>amsalem_haim</text:p>
          </table:table-cell>
          <table:table-cell office:value-type="string">
            <text:p>Amsalem Haim</text:p>
          </table:table-cell>
          <table:table-cell office:value-type="string">
            <text:p>חיים אמסלם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amsalem_haim-s.jpg</text:p>
          </table:table-cell>
        </table:table-row>
        <table:table-row table:style-name="ro1">
          <table:table-cell office:value-type="string">
            <text:p>katz_haim</text:p>
          </table:table-cell>
          <table:table-cell office:value-type="string">
            <text:p>Katz Haim</text:p>
          </table:table-cell>
          <table:table-cell office:value-type="string">
            <text:p>חיים כץ</text:p>
          </table:table-cell>
          <table:table-cell office:value-type="string">
            <text:p>יו"ר ועדת העבודה, הרווחה ו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tz_haim-s.jpg</text:p>
          </table:table-cell>
        </table:table-row>
        <table:table-row table:style-name="ro1">
          <table:table-cell office:value-type="string">
            <text:p>ramon_haim</text:p>
          </table:table-cell>
          <table:table-cell office:value-type="string">
            <text:p>Ramon Haim</text:p>
          </table:table-cell>
          <table:table-cell office:value-type="string">
            <text:p>חיים רמון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ramon_haim-s.jpg</text:p>
          </table:table-cell>
        </table:table-row>
        <table:table-row table:style-name="ro1">
          <table:table-cell office:value-type="string">
            <text:p>Amar_Hamad</text:p>
          </table:table-cell>
          <table:table-cell office:value-type="string">
            <text:p>Amar Hamad</text:p>
          </table:table-cell>
          <table:table-cell office:value-type="string">
            <text:p>חמד עמאר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mar_Hamad-s.jpg</text:p>
          </table:table-cell>
        </table:table-row>
        <table:table-row table:style-name="ro1">
          <table:table-cell office:value-type="string">
            <text:p>swaid_hana</text:p>
          </table:table-cell>
          <table:table-cell office:value-type="string">
            <text:p>Swaid Hana</text:p>
          </table:table-cell>
          <table:table-cell office:value-type="string">
            <text:p>חנא סוייד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swaid_hana-s.jpg</text:p>
          </table:table-cell>
        </table:table-row>
        <table:table-row table:style-name="ro1">
          <table:table-cell office:value-type="string">
            <text:p>Zuabi_Hanin</text:p>
          </table:table-cell>
          <table:table-cell office:value-type="string">
            <text:p>Zuabi Hanin</text:p>
          </table:table-cell>
          <table:table-cell office:value-type="string">
            <text:p>חנין זועבי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Zuabi_Hanin-s.jpg</text:p>
          </table:table-cell>
        </table:table-row>
        <table:table-row table:style-name="ro1">
          <table:table-cell office:value-type="string">
            <text:p>elsana_taleb</text:p>
          </table:table-cell>
          <table:table-cell office:value-type="string">
            <text:p>Elsana Taleb</text:p>
          </table:table-cell>
          <table:table-cell office:value-type="string">
            <text:p>טלב אלסאנע</text:p>
          </table:table-cell>
          <table:table-cell office:value-type="string">
            <text:p>יו"ר ועדה מיוחדת למאבק בנגע הסמ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elsana_taleb-s.jpg</text:p>
          </table:table-cell>
        </table:table-row>
        <table:table-row table:style-name="ro1">
          <table:table-cell office:value-type="string">
            <text:p>hasson_yoel</text:p>
          </table:table-cell>
          <table:table-cell office:value-type="string">
            <text:p>Hasson Yoel</text:p>
          </table:table-cell>
          <table:table-cell office:value-type="string">
            <text:p>יואל חסון</text:p>
          </table:table-cell>
          <table:table-cell office:value-type="string">
            <text:p>יו"ר ועדה לענייני ביקורת המדינ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sson_yoel-s.jpg</text:p>
          </table:table-cell>
        </table:table-row>
        <table:table-row table:style-name="ro1">
          <table:table-cell office:value-type="string">
            <text:p>steinitz_yuval</text:p>
          </table:table-cell>
          <table:table-cell office:value-type="string">
            <text:p>Steinitz Yuval</text:p>
          </table:table-cell>
          <table:table-cell office:value-type="string">
            <text:p>יובל שטייניץ</text:p>
          </table:table-cell>
          <table:table-cell office:value-type="string">
            <text:p>שר האוצ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teinitz_yuval-s.jpg</text:p>
          </table:table-cell>
        </table:table-row>
        <table:table-row table:style-name="ro1">
          <table:table-cell office:value-type="string">
            <text:p>Plesner_yohanan</text:p>
          </table:table-cell>
          <table:table-cell office:value-type="string">
            <text:p>Plesner Yohanan</text:p>
          </table:table-cell>
          <table:table-cell office:value-type="string">
            <text:p>יוחנן פלסנ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Plesner_yohanan-s.jpg</text:p>
          </table:table-cell>
        </table:table-row>
        <table:table-row table:style-name="ro3">
          <table:table-cell office:value-type="string">
            <text:p>Shamalov_Berkovich_Yulia</text:p>
          </table:table-cell>
          <table:table-cell office:value-type="string">
            <text:p>Shamalov Berkovich Yulia</text:p>
          </table:table-cell>
          <table:table-cell office:value-type="string">
            <text:p>יוליה שמאלוב ברקוביץ`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hamalov_Berkovich_Yulia-s.jpg</text:p>
          </table:table-cell>
        </table:table-row>
        <table:table-row table:style-name="ro1">
          <table:table-cell office:value-type="string">
            <text:p>edelstein_yoel</text:p>
          </table:table-cell>
          <table:table-cell office:value-type="string">
            <text:p>Edelstein Yoel</text:p>
          </table:table-cell>
          <table:table-cell office:value-type="string">
            <text:p>יולי - יואל אדלשטיין</text:p>
          </table:table-cell>
          <table:table-cell office:value-type="string">
            <text:p>שר ההסברה והתפוצ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delstein_yoel-s.jpg</text:p>
          </table:table-cell>
        </table:table-row>
        <table:table-row table:style-name="ro1">
          <table:table-cell office:value-type="string">
            <text:p>tamir_yuli</text:p>
          </table:table-cell>
          <table:table-cell office:value-type="string">
            <text:p>Tamir Yuli</text:p>
          </table:table-cell>
          <table:table-cell office:value-type="string">
            <text:p>יולי תמיר</text:p>
          </table:table-cell>
          <table:table-cell office:value-type="string">
            <text:p>חברת כנסת לשעבר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false">
            <text:p>FALS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tamir_yuli-s.jpg</text:p>
          </table:table-cell>
        </table:table-row>
        <table:table-row table:style-name="ro1">
          <table:table-cell office:value-type="string">
            <text:p>Peled_Yossi</text:p>
          </table:table-cell>
          <table:table-cell office:value-type="string">
            <text:p>Peled Yossi</text:p>
          </table:table-cell>
          <table:table-cell office:value-type="string">
            <text:p>יוסי פלד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Peled_Yossi-s.jpg</text:p>
          </table:table-cell>
        </table:table-row>
        <table:table-row table:style-name="ro1">
          <table:table-cell office:value-type="string">
            <text:p>edri_yaakov</text:p>
          </table:table-cell>
          <table:table-cell office:value-type="string">
            <text:p>Edri Yaakov</text:p>
          </table:table-cell>
          <table:table-cell office:value-type="string">
            <text:p>יעקב אדר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edri_yaakov-s.jpg</text:p>
          </table:table-cell>
        </table:table-row>
        <table:table-row table:style-name="ro1">
          <table:table-cell office:value-type="string">
            <text:p>Yaakov_Katzeleh_Katz</text:p>
          </table:table-cell>
          <table:table-cell office:value-type="string">
            <text:p>Yaakov Katzeleh Katz</text:p>
          </table:table-cell>
          <table:table-cell office:value-type="string">
            <text:p>יעקב (כצל`ה) כ”ץ</text:p>
          </table:table-cell>
          <table:table-cell office:value-type="string">
            <text:p>יו"ר ועדה מיוחדת לבעיית העובדים הזר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Yaakov_Katzeleh_Katz-s.jpg</text:p>
          </table:table-cell>
        </table:table-row>
        <table:table-row table:style-name="ro1">
          <table:table-cell office:value-type="string">
            <text:p>lizman_yaakov</text:p>
          </table:table-cell>
          <table:table-cell office:value-type="string">
            <text:p>Lizman Yaakov</text:p>
          </table:table-cell>
          <table:table-cell office:value-type="string">
            <text:p>יעקב ליצמן</text:p>
          </table:table-cell>
          <table:table-cell office:value-type="string">
            <text:p>סגן שר הבריא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lizman_yaakov-s.jpg</text:p>
          </table:table-cell>
        </table:table-row>
        <table:table-row table:style-name="ro1">
          <table:table-cell office:value-type="string">
            <text:p>margi_yaakov</text:p>
          </table:table-cell>
          <table:table-cell office:value-type="string">
            <text:p>Margi Yaakov</text:p>
          </table:table-cell>
          <table:table-cell office:value-type="string">
            <text:p>יעקב מרגי</text:p>
          </table:table-cell>
          <table:table-cell office:value-type="string">
            <text:p>שר לשירותי ד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margi_yaakov-s.jpg</text:p>
          </table:table-cell>
        </table:table-row>
        <table:table-row table:style-name="ro1">
          <table:table-cell office:value-type="string">
            <text:p>aharonovitch_yitzhak</text:p>
          </table:table-cell>
          <table:table-cell office:value-type="string">
            <text:p>Aharonovitch Yitzhak</text:p>
          </table:table-cell>
          <table:table-cell office:value-type="string">
            <text:p>יצחק אהרונוביץ</text:p>
          </table:table-cell>
          <table:table-cell office:value-type="string">
            <text:p>שר לביטחון פנ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aharonovitch_yitzhak-s.jpg</text:p>
          </table:table-cell>
        </table:table-row>
        <table:table-row table:style-name="ro1">
          <table:table-cell office:value-type="string">
            <text:p>herzog_yitzhak</text:p>
          </table:table-cell>
          <table:table-cell office:value-type="string">
            <text:p>Herzog Yitzhak</text:p>
          </table:table-cell>
          <table:table-cell office:value-type="string">
            <text:p>יצחק הרצוג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herzog_yitzhak-s.jpg</text:p>
          </table:table-cell>
        </table:table-row>
        <table:table-row table:style-name="ro1">
          <table:table-cell office:value-type="string">
            <text:p>vaknin_yizhak</text:p>
          </table:table-cell>
          <table:table-cell office:value-type="string">
            <text:p>Vaknin Yizhak</text:p>
          </table:table-cell>
          <table:table-cell office:value-type="string">
            <text:p>יצחק וקני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vaknin_yizhak-s.jpg</text:p>
          </table:table-cell>
        </table:table-row>
        <table:table-row table:style-name="ro1">
          <table:table-cell office:value-type="string">
            <text:p>cohen_yitzhak</text:p>
          </table:table-cell>
          <table:table-cell office:value-type="string">
            <text:p>Cohen Yitzhak</text:p>
          </table:table-cell>
          <table:table-cell office:value-type="string">
            <text:p>יצחק כהן</text:p>
          </table:table-cell>
          <table:table-cell office:value-type="string">
            <text:p>סגן שר האוצ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cohen_yitzhak-s.jpg</text:p>
          </table:table-cell>
        </table:table-row>
        <table:table-row table:style-name="ro1">
          <table:table-cell office:value-type="string">
            <text:p>levin_yariv</text:p>
          </table:table-cell>
          <table:table-cell office:value-type="string">
            <text:p>Levin Yariv</text:p>
          </table:table-cell>
          <table:table-cell office:value-type="string">
            <text:p>יריב לוין</text:p>
          </table:table-cell>
          <table:table-cell office:value-type="string">
            <text:p>יו"ר ועדת הכנס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levin_yariv-s.jpg</text:p>
          </table:table-cell>
        </table:table-row>
        <table:table-row table:style-name="ro1">
          <table:table-cell office:value-type="string">
            <text:p>eichler_israel</text:p>
          </table:table-cell>
          <table:table-cell office:value-type="string">
            <text:p>Eichler Israel</text:p>
          </table:table-cell>
          <table:table-cell office:value-type="string">
            <text:p>ישראל אייכלר</text:p>
          </table:table-cell>
          <table:table-cell office:value-type="string">
            <text:p>חבר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eichler_israel-s.jpg</text:p>
          </table:table-cell>
        </table:table-row>
        <table:table-row table:style-name="ro1">
          <table:table-cell office:value-type="string">
            <text:p>hasson_israel</text:p>
          </table:table-cell>
          <table:table-cell office:value-type="string">
            <text:p>Hasson Israel</text:p>
          </table:table-cell>
          <table:table-cell office:value-type="string">
            <text:p>ישראל חס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sson_israel-s.jpg</text:p>
          </table:table-cell>
        </table:table-row>
        <table:table-row table:style-name="ro1">
          <table:table-cell office:value-type="string">
            <text:p>katz_yisrael</text:p>
          </table:table-cell>
          <table:table-cell office:value-type="string">
            <text:p>Katz Yisrael</text:p>
          </table:table-cell>
          <table:table-cell office:value-type="string">
            <text:p>ישראל כץ</text:p>
          </table:table-cell>
          <table:table-cell office:value-type="string">
            <text:p>שר התחבורה והבטיחות בדרכ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katz_yisrael-s.jpg</text:p>
          </table:table-cell>
        </table:table-row>
        <table:table-row table:style-name="ro1">
          <table:table-cell office:value-type="string">
            <text:p>Shama_Carmel</text:p>
          </table:table-cell>
          <table:table-cell office:value-type="string">
            <text:p>Shama Carmel</text:p>
          </table:table-cell>
          <table:table-cell office:value-type="string">
            <text:p>כרמל שאמה</text:p>
          </table:table-cell>
          <table:table-cell office:value-type="string">
            <text:p>יו"ר ועדת הכלכל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hama_Carmel-s.jpg</text:p>
          </table:table-cell>
        </table:table-row>
        <table:table-row table:style-name="ro1">
          <table:table-cell office:value-type="string">
            <text:p>nass_lea</text:p>
          </table:table-cell>
          <table:table-cell office:value-type="string">
            <text:p>Nass Lea</text:p>
          </table:table-cell>
          <table:table-cell office:value-type="string">
            <text:p>לאה נס</text:p>
          </table:table-cell>
          <table:table-cell office:value-type="string">
            <text:p>סגנית שר לענייני גמלאים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nass_lea-s.jpg</text:p>
          </table:table-cell>
        </table:table-row>
        <table:table-row table:style-name="ro1">
          <table:table-cell office:value-type="string">
            <text:p>shemtov_lia</text:p>
          </table:table-cell>
          <table:table-cell office:value-type="string">
            <text:p>Shemtov Lia</text:p>
          </table:table-cell>
          <table:table-cell office:value-type="string">
            <text:p>ליה שמטוב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shemtov_lia-s.jpg</text:p>
          </table:table-cell>
        </table:table-row>
        <table:table-row table:style-name="ro1">
          <table:table-cell office:value-type="string">
            <text:p>livnat_limor</text:p>
          </table:table-cell>
          <table:table-cell office:value-type="string">
            <text:p>Livnat Limor</text:p>
          </table:table-cell>
          <table:table-cell office:value-type="string">
            <text:p>לימור לבנת</text:p>
          </table:table-cell>
          <table:table-cell office:value-type="string">
            <text:p>שרת התרבות והספורט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livnat_limor-s.jpg</text:p>
          </table:table-cell>
        </table:table-row>
        <table:table-row table:style-name="ro1">
          <table:table-cell office:value-type="string">
            <text:p>porush_meir</text:p>
          </table:table-cell>
          <table:table-cell office:value-type="string">
            <text:p>Porush Meir</text:p>
          </table:table-cell>
          <table:table-cell office:value-type="string">
            <text:p>מאיר פרוש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porush_meir-s.jpg</text:p>
          </table:table-cell>
        </table:table-row>
        <table:table-row table:style-name="ro1">
          <table:table-cell office:value-type="string">
            <text:p>shitrit_meir</text:p>
          </table:table-cell>
          <table:table-cell office:value-type="string">
            <text:p>Shitrit Meir</text:p>
          </table:table-cell>
          <table:table-cell office:value-type="string">
            <text:p>מאיר שטרית</text:p>
          </table:table-cell>
          <table:table-cell office:value-type="string">
            <text:p>יו"ר ועדת <text:s/>המדע <text:s/>והטכנולוג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hitrit_meir-s.jpg</text:p>
          </table:table-cell>
        </table:table-row>
        <table:table-row table:style-name="ro1">
          <table:table-cell office:value-type="string">
            <text:p>whbee_majalli</text:p>
          </table:table-cell>
          <table:table-cell office:value-type="string">
            <text:p>Whbee Majalli</text:p>
          </table:table-cell>
          <table:table-cell office:value-type="string">
            <text:p>מגלי והב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whbee_majalli-s.jpg</text:p>
          </table:table-cell>
        </table:table-row>
        <table:table-row table:style-name="ro1">
          <table:table-cell office:value-type="string">
            <text:p>baraka_mohamed</text:p>
          </table:table-cell>
          <table:table-cell office:value-type="string">
            <text:p>Baraka Mohamed</text:p>
          </table:table-cell>
          <table:table-cell office:value-type="string">
            <text:p>מוחמד ברכ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baraka_mohamed-s.jpg</text:p>
          </table:table-cell>
        </table:table-row>
        <table:table-row table:style-name="ro1">
          <table:table-cell office:value-type="string">
            <text:p>eitan_michael</text:p>
          </table:table-cell>
          <table:table-cell office:value-type="string">
            <text:p>Eitan Michael</text:p>
          </table:table-cell>
          <table:table-cell office:value-type="string">
            <text:p>מיכאל איתן</text:p>
          </table:table-cell>
          <table:table-cell office:value-type="string">
            <text:p>שר המופקד על שיפור השירות הממשלתי לציבו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eitan_michael-s.jpg</text:p>
          </table:table-cell>
        </table:table-row>
        <table:table-row table:style-name="ro1">
          <table:table-cell office:value-type="string">
            <text:p>Ben_Ari_Michael</text:p>
          </table:table-cell>
          <table:table-cell office:value-type="string">
            <text:p>Ben Ari Michael</text:p>
          </table:table-cell>
          <table:table-cell office:value-type="string">
            <text:p>מיכאל בן-אר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ichud_haleumi</text:p>
          </table:table-cell>
          <table:table-cell office:value-type="string">
            <text:p>http://www.knesset.gov.il/mk/images/members/Ben_Ari_Michael-s.jpg</text:p>
          </table:table-cell>
        </table:table-row>
        <table:table-row table:style-name="ro1">
          <table:table-cell office:value-type="string">
            <text:p>regev_miri</text:p>
          </table:table-cell>
          <table:table-cell office:value-type="string">
            <text:p>Regev Miri</text:p>
          </table:table-cell>
          <table:table-cell office:value-type="string">
            <text:p>מירי רגב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regev_miri-s.jpg</text:p>
          </table:table-cell>
        </table:table-row>
        <table:table-row table:style-name="ro1">
          <table:table-cell office:value-type="string">
            <text:p>moses_menachem</text:p>
          </table:table-cell>
          <table:table-cell office:value-type="string">
            <text:p>Moses Menachem</text:p>
          </table:table-cell>
          <table:table-cell office:value-type="string">
            <text:p>מנחם אליעזר מוזס</text:p>
          </table:table-cell>
          <table:table-cell office:value-type="string">
            <text:p>סגן שר החינוך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moses_menachem-s.jpg</text:p>
          </table:table-cell>
        </table:table-row>
        <table:table-row table:style-name="ro1">
          <table:table-cell office:value-type="string">
            <text:p>Ganaim_Masud</text:p>
          </table:table-cell>
          <table:table-cell office:value-type="string">
            <text:p>Ganaim Masud</text:p>
          </table:table-cell>
          <table:table-cell office:value-type="string">
            <text:p>מסעוד גנאים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raam_taal</text:p>
          </table:table-cell>
          <table:table-cell office:value-type="string">
            <text:p>http://www.knesset.gov.il/mk/images/members/Ganaim_Masud-s.jpg</text:p>
          </table:table-cell>
        </table:table-row>
        <table:table-row table:style-name="ro1">
          <table:table-cell office:value-type="string">
            <text:p>solodkin_marina</text:p>
          </table:table-cell>
          <table:table-cell office:value-type="string">
            <text:p>Solodkin Marina</text:p>
          </table:table-cell>
          <table:table-cell office:value-type="string">
            <text:p>מרינה סולודקין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olodkin_marina-s.jpg</text:p>
          </table:table-cell>
        </table:table-row>
        <table:table-row table:style-name="ro1">
          <table:table-cell office:value-type="string">
            <text:p>gafni_moshe</text:p>
          </table:table-cell>
          <table:table-cell office:value-type="string">
            <text:p>Gafni Moshe</text:p>
          </table:table-cell>
          <table:table-cell office:value-type="string">
            <text:p>משה גפני</text:p>
          </table:table-cell>
          <table:table-cell office:value-type="string">
            <text:p>יו"ר ועדת הכספ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yehadut_hatora</text:p>
          </table:table-cell>
          <table:table-cell office:value-type="string">
            <text:p>http://www.knesset.gov.il/mk/images/members/gafni_moshe-s.jpg</text:p>
          </table:table-cell>
        </table:table-row>
        <table:table-row table:style-name="ro1">
          <table:table-cell office:value-type="string">
            <text:p>yaalon_moshe</text:p>
          </table:table-cell>
          <table:table-cell office:value-type="string">
            <text:p>Yaalon Moshe</text:p>
          </table:table-cell>
          <table:table-cell office:value-type="string">
            <text:p>משה יעלון</text:p>
          </table:table-cell>
          <table:table-cell office:value-type="string">
            <text:p>משנה לראש הממשלה, שר לנושאים אסטרטגי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yaalon_moshe-s.jpg</text:p>
          </table:table-cell>
        </table:table-row>
        <table:table-row table:style-name="ro1">
          <table:table-cell office:value-type="string">
            <text:p>cahlon_moshe</text:p>
          </table:table-cell>
          <table:table-cell office:value-type="string">
            <text:p>Cahlon Moshe</text:p>
          </table:table-cell>
          <table:table-cell office:value-type="string">
            <text:p>משה כחלון</text:p>
          </table:table-cell>
          <table:table-cell office:value-type="string">
            <text:p>שר התקשורת, שר הרווחה והשרותים החברתי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cahlon_moshe-s.jpg</text:p>
          </table:table-cell>
        </table:table-row>
        <table:table-row table:style-name="ro1">
          <table:table-cell office:value-type="string">
            <text:p>matalon_moshe_mutz</text:p>
          </table:table-cell>
          <table:table-cell office:value-type="string">
            <text:p>Matalon Moshe Mutz</text:p>
          </table:table-cell>
          <table:table-cell office:value-type="string">
            <text:p>משה מוץ מטלו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atalon_moshe_mutz-s.jpg</text:p>
          </table:table-cell>
        </table:table-row>
        <table:table-row table:style-name="ro1">
          <table:table-cell office:value-type="string">
            <text:p>nahari_meshulam</text:p>
          </table:table-cell>
          <table:table-cell office:value-type="string">
            <text:p>Nahari Meshulam</text:p>
          </table:table-cell>
          <table:table-cell office:value-type="string">
            <text:p>משולם נהרי</text:p>
          </table:table-cell>
          <table:table-cell office:value-type="string">
            <text:p>ש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nahari_meshulam-s.jpg</text:p>
          </table:table-cell>
        </table:table-row>
        <table:table-row table:style-name="ro1">
          <table:table-cell office:value-type="string">
            <text:p>vilnai_matan</text:p>
          </table:table-cell>
          <table:table-cell office:value-type="string">
            <text:p>Vilnai Matan</text:p>
          </table:table-cell>
          <table:table-cell office:value-type="string">
            <text:p>מתן וילנאי</text:p>
          </table:table-cell>
          <table:table-cell office:value-type="string">
            <text:p>שר להגנת העורף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vilnai_matan-s.jpg</text:p>
          </table:table-cell>
        </table:table-row>
        <table:table-row table:style-name="ro1">
          <table:table-cell office:value-type="string">
            <text:p>nachman_shai</text:p>
          </table:table-cell>
          <table:table-cell office:value-type="string">
            <text:p>Nachman Shai</text:p>
          </table:table-cell>
          <table:table-cell office:value-type="string">
            <text:p>נחמן שי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nachman_shai-s.jpg</text:p>
          </table:table-cell>
        </table:table-row>
        <table:table-row table:style-name="ro1">
          <table:table-cell office:value-type="string">
            <text:p>Nino_Abesadze</text:p>
          </table:table-cell>
          <table:table-cell office:value-type="string">
            <text:p>Nino Abesadze</text:p>
          </table:table-cell>
          <table:table-cell office:value-type="string">
            <text:p>נינו אבסדזה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Nino_Abesadze-s.jpg</text:p>
          </table:table-cell>
        </table:table-row>
        <table:table-row table:style-name="ro1">
          <table:table-cell office:value-type="string">
            <text:p>Horowitz_Nitzan</text:p>
          </table:table-cell>
          <table:table-cell office:value-type="string">
            <text:p>Horowitz Nitzan</text:p>
          </table:table-cell>
          <table:table-cell office:value-type="string">
            <text:p>ניצן הורוביץ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meretz</text:p>
          </table:table-cell>
          <table:table-cell office:value-type="string">
            <text:p>http://www.knesset.gov.il/mk/images/members/Horowitz_Nitzan-s.jpg</text:p>
          </table:table-cell>
        </table:table-row>
        <table:table-row table:style-name="ro1">
          <table:table-cell office:value-type="string">
            <text:p>zeev_nissim</text:p>
          </table:table-cell>
          <table:table-cell office:value-type="string">
            <text:p>Zeev Nissim</text:p>
          </table:table-cell>
          <table:table-cell office:value-type="string">
            <text:p>נסים זאב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shas</text:p>
          </table:table-cell>
          <table:table-cell office:value-type="string">
            <text:p>http://www.knesset.gov.il/mk/images/members/zeev_nissim-s.jpg</text:p>
          </table:table-cell>
        </table:table-row>
        <table:table-row table:style-name="ro1">
          <table:table-cell office:value-type="string">
            <text:p>landver_sofa</text:p>
          </table:table-cell>
          <table:table-cell office:value-type="string">
            <text:p>Landver Sofa</text:p>
          </table:table-cell>
          <table:table-cell office:value-type="string">
            <text:p>סופה לנדבר</text:p>
          </table:table-cell>
          <table:table-cell office:value-type="string">
            <text:p>שרה לקליטת עלי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andver_sofa-s.jpg</text:p>
          </table:table-cell>
        </table:table-row>
        <table:table-row table:style-name="ro1">
          <table:table-cell office:value-type="string">
            <text:p>miznikov_stas</text:p>
          </table:table-cell>
          <table:table-cell office:value-type="string">
            <text:p>Miznikov Stas</text:p>
          </table:table-cell>
          <table:table-cell office:value-type="string">
            <text:p>סטס מיסז`ניקוב</text:p>
          </table:table-cell>
          <table:table-cell office:value-type="string">
            <text:p>שר התייר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miznikov_stas-s.jpg</text:p>
          </table:table-cell>
        </table:table-row>
        <table:table-row table:style-name="ro1">
          <table:table-cell office:value-type="string">
            <text:p>shalom_silvan</text:p>
          </table:table-cell>
          <table:table-cell office:value-type="string">
            <text:p>Shalom Silvan</text:p>
          </table:table-cell>
          <table:table-cell office:value-type="string">
            <text:p>סילבן שלום</text:p>
          </table:table-cell>
          <table:table-cell office:value-type="string">
            <text:p>משנה לראש הממשלה, שר לשיתוף פעולה איזורי, שר לפיתוח הנגב והגליל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shalom_silvan-s.jpg</text:p>
          </table:table-cell>
        </table:table-row>
        <table:table-row table:style-name="ro1">
          <table:table-cell office:value-type="string">
            <text:p>naffa_said</text:p>
          </table:table-cell>
          <table:table-cell office:value-type="string">
            <text:p>Naffa Said</text:p>
          </table:table-cell>
          <table:table-cell office:value-type="string">
            <text:p>סעיד נפאע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balad</text:p>
          </table:table-cell>
          <table:table-cell office:value-type="string">
            <text:p>http://www.knesset.gov.il/mk/images/members/naffa_said-s.jpg</text:p>
          </table:table-cell>
        </table:table-row>
        <table:table-row table:style-name="ro1">
          <table:table-cell office:value-type="string">
            <text:p>landau_uzi</text:p>
          </table:table-cell>
          <table:table-cell office:value-type="string">
            <text:p>Landau Uzi</text:p>
          </table:table-cell>
          <table:table-cell office:value-type="string">
            <text:p>עוזי לנדאו</text:p>
          </table:table-cell>
          <table:table-cell office:value-type="string">
            <text:p>שר התשתיות הלאומיות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landau_uzi-s.jpg</text:p>
          </table:table-cell>
        </table:table-row>
        <table:table-row table:style-name="ro1">
          <table:table-cell office:value-type="string">
            <text:p>Einat_Wilf</text:p>
          </table:table-cell>
          <table:table-cell office:value-type="string">
            <text:p>Einat Wilf</text:p>
          </table:table-cell>
          <table:table-cell office:value-type="string">
            <text:p>עינת וילף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Einat_Wilf-s.jpg</text:p>
          </table:table-cell>
        </table:table-row>
        <table:table-row table:style-name="ro1">
          <table:table-cell office:value-type="string">
            <text:p>peretz_amir</text:p>
          </table:table-cell>
          <table:table-cell office:value-type="string">
            <text:p>Peretz Amir</text:p>
          </table:table-cell>
          <table:table-cell office:value-type="string">
            <text:p>עמיר פרץ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peretz_amir-s.jpg</text:p>
          </table:table-cell>
        </table:table-row>
        <table:table-row table:style-name="ro1">
          <table:table-cell office:value-type="string">
            <text:p>Agbaria_Afou</text:p>
          </table:table-cell>
          <table:table-cell office:value-type="string">
            <text:p>Agbaria Afou</text:p>
          </table:table-cell>
          <table:table-cell office:value-type="string">
            <text:p>עפו אגבארי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dash</text:p>
          </table:table-cell>
          <table:table-cell office:value-type="string">
            <text:p>http://www.knesset.gov.il/mk/images/members/Agbaria_Afou-s.jpg</text:p>
          </table:table-cell>
        </table:table-row>
        <table:table-row table:style-name="ro1">
          <table:table-cell office:value-type="string">
            <text:p>schneller_otniel</text:p>
          </table:table-cell>
          <table:table-cell office:value-type="string">
            <text:p>Schneller Otniel</text:p>
          </table:table-cell>
          <table:table-cell office:value-type="string">
            <text:p>עתניאל שנלר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schneller_otniel-s.jpg</text:p>
          </table:table-cell>
        </table:table-row>
        <table:table-row table:style-name="ro1">
          <table:table-cell office:value-type="string">
            <text:p>Kirshenbaum_Faina</text:p>
          </table:table-cell>
          <table:table-cell office:value-type="string">
            <text:p>Kirshenbaum Faina</text:p>
          </table:table-cell>
          <table:table-cell office:value-type="string">
            <text:p>פאינה (פניה) קירשנבאום</text:p>
          </table:table-cell>
          <table:table-cell office:value-type="string">
            <text:p>חברת כנסת בקואל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Kirshenbaum_Faina-s.jpg</text:p>
          </table:table-cell>
        </table:table-row>
        <table:table-row table:style-name="ro1">
          <table:table-cell office:value-type="string">
            <text:p>hanegbi_tzahi</text:p>
          </table:table-cell>
          <table:table-cell office:value-type="string">
            <text:p>Hanegbi Tzahi</text:p>
          </table:table-cell>
          <table:table-cell office:value-type="string">
            <text:p>צחי הנגבי</text:p>
          </table:table-cell>
          <table:table-cell office:value-type="string">
            <text:p>חבר כנסת לשעבר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false">
            <text:p>FALS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anegbi_tzahi-s.jpg</text:p>
          </table:table-cell>
        </table:table-row>
        <table:table-row table:style-name="ro1">
          <table:table-cell office:value-type="string">
            <text:p>Pinyan_Zion</text:p>
          </table:table-cell>
          <table:table-cell office:value-type="string">
            <text:p>Pinyan Zion</text:p>
          </table:table-cell>
          <table:table-cell office:value-type="string">
            <text:p>ציון פיניאן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Pinyan_Zion-s.jpg</text:p>
          </table:table-cell>
        </table:table-row>
        <table:table-row table:style-name="ro1">
          <table:table-cell office:value-type="string">
            <text:p>Hotovely_Tzipi</text:p>
          </table:table-cell>
          <table:table-cell office:value-type="string">
            <text:p>Hotovely Tzipi</text:p>
          </table:table-cell>
          <table:table-cell office:value-type="string">
            <text:p>ציפי חוטובלי</text:p>
          </table:table-cell>
          <table:table-cell office:value-type="string">
            <text:p>יו"ר ועדה לקידום מעמד האיש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Hotovely_Tzipi-s.jpg</text:p>
          </table:table-cell>
        </table:table-row>
        <table:table-row table:style-name="ro1">
          <table:table-cell office:value-type="string">
            <text:p>livnee_zipi</text:p>
          </table:table-cell>
          <table:table-cell office:value-type="string">
            <text:p>Livnee Zipi</text:p>
          </table:table-cell>
          <table:table-cell office:value-type="string">
            <text:p>ציפי לבני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livnee_zipi-s.jpg</text:p>
          </table:table-cell>
        </table:table-row>
        <table:table-row table:style-name="ro1">
          <table:table-cell office:value-type="string">
            <text:p>rivlin_rubi</text:p>
          </table:table-cell>
          <table:table-cell office:value-type="string">
            <text:p>Rivlin Rubi</text:p>
          </table:table-cell>
          <table:table-cell office:value-type="string">
            <text:p>ראובן ריבלין</text:p>
          </table:table-cell>
          <table:table-cell office:value-type="string">
            <text:p>יו"ר הכנסת, יו"ר ועדת הפירושים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likud</text:p>
          </table:table-cell>
          <table:table-cell office:value-type="string">
            <text:p>http://www.knesset.gov.il/mk/images/members/rivlin_rubi-s.jpg</text:p>
          </table:table-cell>
        </table:table-row>
        <table:table-row table:style-name="ro1">
          <table:table-cell office:value-type="string">
            <text:p>majadele_ralev</text:p>
          </table:table-cell>
          <table:table-cell office:value-type="string">
            <text:p>Majadele Ralev</text:p>
          </table:table-cell>
          <table:table-cell office:value-type="string">
            <text:p>ראלב מג`אדל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majadele_ralev-s.jpg</text:p>
          </table:table-cell>
        </table:table-row>
        <table:table-row table:style-name="ro1">
          <table:table-cell office:value-type="string">
            <text:p>ilatov_robert</text:p>
          </table:table-cell>
          <table:table-cell office:value-type="string">
            <text:p>Ilatov Robert</text:p>
          </table:table-cell>
          <table:table-cell office:value-type="string">
            <text:p>רוברט אילטוב</text:p>
          </table:table-cell>
          <table:table-cell office:value-type="string">
            <text:p>חבר כנסת בקואל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israel_beytenu</text:p>
          </table:table-cell>
          <table:table-cell office:value-type="string">
            <text:p>http://www.knesset.gov.il/mk/images/members/ilatov_robert-s.jpg</text:p>
          </table:table-cell>
        </table:table-row>
        <table:table-row table:style-name="ro1">
          <table:table-cell office:value-type="string">
            <text:p>Tiviaev_Robert</text:p>
          </table:table-cell>
          <table:table-cell office:value-type="string">
            <text:p>Tiviaev Robert</text:p>
          </table:table-cell>
          <table:table-cell office:value-type="string">
            <text:p>רוברט טיבייב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Tiviaev_Robert-s.jpg</text:p>
          </table:table-cell>
        </table:table-row>
        <table:table-row table:style-name="ro1">
          <table:table-cell office:value-type="string">
            <text:p>avraham_ruhama</text:p>
          </table:table-cell>
          <table:table-cell office:value-type="string">
            <text:p>Avraham Ruhama</text:p>
          </table:table-cell>
          <table:table-cell office:value-type="string">
            <text:p>רוחמה אברהם בלילא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vraham_ruhama-s.jpg</text:p>
          </table:table-cell>
        </table:table-row>
        <table:table-row table:style-name="ro1">
          <table:table-cell office:value-type="string">
            <text:p>baron_roni</text:p>
          </table:table-cell>
          <table:table-cell office:value-type="string">
            <text:p>Baron Roni</text:p>
          </table:table-cell>
          <table:table-cell office:value-type="string">
            <text:p>רוני בר-און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baron_roni-s.jpg</text:p>
          </table:table-cell>
        </table:table-row>
        <table:table-row table:style-name="ro1">
          <table:table-cell office:value-type="string">
            <text:p>tirosh_ronit</text:p>
          </table:table-cell>
          <table:table-cell office:value-type="string">
            <text:p>Tirosh Ronit</text:p>
          </table:table-cell>
          <table:table-cell office:value-type="string">
            <text:p>רונית תירוש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tirosh_ronit-s.jpg</text:p>
          </table:table-cell>
        </table:table-row>
        <table:table-row table:style-name="ro1">
          <table:table-cell office:value-type="string">
            <text:p>Adatto_Rachel</text:p>
          </table:table-cell>
          <table:table-cell office:value-type="string">
            <text:p>Adatto Rachel</text:p>
          </table:table-cell>
          <table:table-cell office:value-type="string">
            <text:p>רחל אדטו</text:p>
          </table:table-cell>
          <table:table-cell office:value-type="string">
            <text:p>חברת כנסת באופוזיצי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Adatto_Rachel-s.jpg</text:p>
          </table:table-cell>
        </table:table-row>
        <table:table-row table:style-name="ro1">
          <table:table-cell office:value-type="string">
            <text:p>mofaz_shaul</text:p>
          </table:table-cell>
          <table:table-cell office:value-type="string">
            <text:p>Mofaz Shaul</text:p>
          </table:table-cell>
          <table:table-cell office:value-type="string">
            <text:p>שאול מופז</text:p>
          </table:table-cell>
          <table:table-cell office:value-type="string">
            <text:p>יו"ר ועדת החוץ והביטחון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mofaz_shaul-s.jpg</text:p>
          </table:table-cell>
        </table:table-row>
        <table:table-row table:style-name="ro1">
          <table:table-cell office:value-type="string">
            <text:p>hermesh_shai</text:p>
          </table:table-cell>
          <table:table-cell office:value-type="string">
            <text:p>Hermesh Shai</text:p>
          </table:table-cell>
          <table:table-cell office:value-type="string">
            <text:p>שי חרמש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hermesh_shai-s.jpg</text:p>
          </table:table-cell>
        </table:table-row>
        <table:table-row table:style-name="ro1">
          <table:table-cell office:value-type="string">
            <text:p>simhon_shalom</text:p>
          </table:table-cell>
          <table:table-cell office:value-type="string">
            <text:p>Simhon Shalom</text:p>
          </table:table-cell>
          <table:table-cell office:value-type="string">
            <text:p>שלום שמחון</text:p>
          </table:table-cell>
          <table:table-cell office:value-type="string">
            <text:p>שר התעשייה, המסחר והתעסוק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haatzmaut</text:p>
          </table:table-cell>
          <table:table-cell office:value-type="string">
            <text:p>http://www.knesset.gov.il/mk/images/members/simhon_shalom-s.jpg</text:p>
          </table:table-cell>
        </table:table-row>
        <table:table-row table:style-name="ro1">
          <table:table-cell office:value-type="string">
            <text:p>yacimovich_shelly</text:p>
          </table:table-cell>
          <table:table-cell office:value-type="string">
            <text:p>Yacimovich Shelly</text:p>
          </table:table-cell>
          <table:table-cell office:value-type="string">
            <text:p>שלי יחימוביץ</text:p>
          </table:table-cell>
          <table:table-cell office:value-type="string">
            <text:p>יו"ר ועדת האתיקה</text:p>
          </table:table-cell>
          <table:table-cell office:value-type="string">
            <text:p>Female</text:p>
          </table:table-cell>
          <table:table-cell office:value-type="string">
            <text:p>נקבה</text:p>
          </table:table-cell>
          <table:table-cell office:value-type="boolean" office:boolean-value="true">
            <text:p>TRUE</text:p>
          </table:table-cell>
          <table:table-cell office:value-type="string">
            <text:p>haavoda</text:p>
          </table:table-cell>
          <table:table-cell office:value-type="string">
            <text:p>http://www.knesset.gov.il/mk/images/members/yacimovich_shelly-s.jpg</text:p>
          </table:table-cell>
        </table:table-row>
        <table:table-row table:style-name="ro1">
          <table:table-cell office:value-type="string">
            <text:p>molla_shlomo</text:p>
          </table:table-cell>
          <table:table-cell office:value-type="string">
            <text:p>Molla Shlomo</text:p>
          </table:table-cell>
          <table:table-cell office:value-type="string">
            <text:p>שלמה (נגוסה) מולה</text:p>
          </table:table-cell>
          <table:table-cell office:value-type="string">
            <text:p>חבר כנסת באופוזיציה</text:p>
          </table:table-cell>
          <table:table-cell office:value-type="string">
            <text:p>Male</text:p>
          </table:table-cell>
          <table:table-cell office:value-type="string">
            <text:p>זכר</text:p>
          </table:table-cell>
          <table:table-cell office:value-type="boolean" office:boolean-value="true">
            <text:p>TRUE</text:p>
          </table:table-cell>
          <table:table-cell office:value-type="string">
            <text:p>kadima</text:p>
          </table:table-cell>
          <table:table-cell office:value-type="string">
            <text:p>http://www.knesset.gov.il/mk/images/members/molla_shlomo-s.jp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achlieli CLM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/04/2011</text:date>, <text:time>18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1-04-13T18:22:46</dc:date>
    <dc:creator>Adam Kariv</dc:creator>
    <meta:editing-duration>PT00H00M08S</meta:editing-duration>
    <meta:editing-cycles>1</meta:editing-cycles>
    <meta:document-statistic meta:table-count="1" meta:cell-count="1143" meta:object-count="0"/>
  </office:meta>
</office:document-meta>
</file>